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equence_20_box">
      <style:graphic-properties fo:min-height="0.618cm" fo:min-width="2.749cm"/>
    </style:style>
    <style:style style:name="gr2" style:family="graphic" style:parent-style-name="sequence_20_box">
      <style:graphic-properties draw:auto-grow-width="true" fo:min-height="0.618cm" fo:min-width="2.305cm"/>
    </style:style>
    <style:style style:name="gr3" style:family="graphic" style:parent-style-name="sequence_20_box">
      <style:graphic-properties fo:min-height="0.618cm" fo:min-width="2.258cm"/>
    </style:style>
    <style:style style:name="gr4" style:family="graphic" style:parent-style-name="sequence_20_box">
      <style:graphic-properties fo:min-height="0.618cm" fo:min-width="2.538cm"/>
    </style:style>
    <style:style style:name="gr5" style:family="graphic" style:parent-style-name="sequence_20_box">
      <style:graphic-properties fo:min-height="0.618cm" fo:min-width="2.449cm"/>
    </style:style>
    <style:style style:name="gr6" style:family="graphic" style:parent-style-name="standard">
      <style:graphic-properties draw:stroke="none" draw:fill="solid" draw:fill-color="#000000" draw:shadow="hidden"/>
    </style:style>
    <style:style style:name="gr7" style:family="graphic" style:parent-style-name="standard">
      <style:graphic-properties draw:stroke="solid" svg:stroke-width="0.026cm" svg:stroke-color="#000000" svg:stroke-opacity="100%" draw:stroke-linejoin="round" draw:fill="none" fo:padding-top="0.013cm" fo:padding-bottom="0.013cm" fo:padding-left="0.013cm" fo:padding-right="0.013cm"/>
    </style:style>
    <style:style style:name="gr8" style:family="graphic" style:parent-style-name="sequence_20_box">
      <style:graphic-properties fo:min-height="0.618cm" fo:min-width="0.942cm"/>
    </style:style>
    <style:style style:name="gr9" style:family="graphic" style:parent-style-name="standard">
      <style:graphic-properties draw:stroke="solid" svg:stroke-width="0.026cm" svg:stroke-color="#000000" draw:marker-end="Rounded_20_short_20_Arrow" draw:marker-end-width="0.321cm" svg:stroke-opacity="100%" draw:stroke-linejoin="round" draw:fill="none" fo:padding-top="0.013cm" fo:padding-bottom="0.013cm" fo:padding-left="0.013cm" fo:padding-right="0.013cm"/>
    </style:style>
    <style:style style:name="gr10" style:family="graphic" style:parent-style-name="sequence_20_text">
      <style:graphic-properties draw:fill="none" fo:min-height="0.39cm"/>
    </style:style>
    <style:style style:name="gr11" style:family="graphic" style:parent-style-name="standard">
      <style:graphic-properties draw:stroke="dash" draw:stroke-dash="Dash_5f_7" svg:stroke-width="0.026cm" svg:stroke-color="#000000" draw:marker-end="Rounded_20_short_20_Arrow" draw:marker-end-width="0.321cm" svg:stroke-opacity="100%" draw:stroke-linejoin="round" draw:fill="none" fo:padding-top="0.013cm" fo:padding-bottom="0.013cm" fo:padding-left="0.013cm" fo:padding-right="0.013cm"/>
    </style:style>
    <style:style style:name="gr12" style:family="graphic" style:parent-style-name="standard">
      <style:graphic-properties draw:stroke="dash" draw:stroke-dash="Dash_5f_8" svg:stroke-width="0.026cm" svg:stroke-color="#000000" draw:marker-end="Rounded_20_short_20_Arrow" draw:marker-end-width="0.321cm" svg:stroke-opacity="100%" draw:stroke-linejoin="round" draw:fill="none" fo:padding-top="0.013cm" fo:padding-bottom="0.013cm" fo:padding-left="0.013cm" fo:padding-right="0.013cm"/>
    </style:style>
    <style:style style:name="gr13" style:family="graphic" style:parent-style-name="sequence_20_text">
      <style:graphic-properties draw:fill="none" fo:min-height="0.703cm"/>
    </style:style>
    <style:style style:name="gr14" style:family="graphic" style:parent-style-name="sequence_20_text">
      <style:graphic-properties draw:fill="none" fo:min-height="0.429cm"/>
    </style:style>
    <style:style style:name="gr15" style:family="graphic" style:parent-style-name="sequence_20_text">
      <style:graphic-properties draw:fill="none" fo:min-height="0.779cm"/>
    </style:style>
    <style:style style:name="gr16" style:family="graphic" style:parent-style-name="standard">
      <style:graphic-properties draw:stroke="dash" draw:stroke-dash="Dash_5f_9" svg:stroke-width="0.026cm" svg:stroke-color="#000000" draw:marker-end="Rounded_20_short_20_Arrow" draw:marker-end-width="0.321cm" svg:stroke-opacity="100%" draw:stroke-linejoin="round" draw:fill="none" fo:padding-top="0.013cm" fo:padding-bottom="0.013cm" fo:padding-left="0.013cm" fo:padding-right="0.013cm"/>
    </style:style>
    <style:style style:name="gr17" style:family="graphic" style:parent-style-name="standard">
      <style:graphic-properties draw:stroke="dash" draw:stroke-dash="Dash_5f_10" svg:stroke-width="0.026cm" svg:stroke-color="#000000" draw:marker-end="Rounded_20_short_20_Arrow" draw:marker-end-width="0.321cm" svg:stroke-opacity="100%" draw:stroke-linejoin="round" draw:fill="none" fo:padding-top="0.013cm" fo:padding-bottom="0.013cm" fo:padding-left="0.013cm" fo:padding-right="0.013cm"/>
    </style:style>
    <style:style style:name="gr18" style:family="graphic" style:parent-style-name="standard">
      <style:graphic-properties draw:stroke="dash" draw:stroke-dash="Dash_5f_11" svg:stroke-width="0.026cm" svg:stroke-color="#000000" draw:marker-end="Rounded_20_short_20_Arrow" draw:marker-end-width="0.321cm" svg:stroke-opacity="100%" draw:stroke-linejoin="round" draw:fill="none" fo:padding-top="0.013cm" fo:padding-bottom="0.013cm" fo:padding-left="0.013cm" fo:padding-right="0.013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856cm" fo:padding-top="0.141cm" fo:padding-bottom="0.141cm" fo:padding-left="0.141cm" fo:padding-right="0.141cm"/>
    </style:style>
    <style:style style:name="gr20" style:family="graphic" style:parent-style-name="standard">
      <style:graphic-properties draw:stroke="dash" draw:stroke-dash="Dash_5f_12" svg:stroke-width="0.026cm" svg:stroke-color="#000000" draw:marker-end="Rounded_20_short_20_Arrow" draw:marker-end-width="0.321cm" svg:stroke-opacity="100%" draw:stroke-linejoin="round" draw:fill="none" fo:padding-top="0.013cm" fo:padding-bottom="0.013cm" fo:padding-left="0.013cm" fo:padding-right="0.013cm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607cm" fo:padding-top="0.141cm" fo:padding-bottom="0.141cm" fo:padding-left="0.141cm" fo:padding-right="0.141cm"/>
    </style:style>
    <style:style style:name="gr22" style:family="graphic" style:parent-style-name="standard">
      <style:graphic-properties draw:stroke="dash" draw:stroke-dash="Dash_5f_13" svg:stroke-width="0.026cm" svg:stroke-color="#000000" draw:marker-end="Rounded_20_short_20_Arrow" draw:marker-end-width="0.321cm" svg:stroke-opacity="100%" draw:stroke-linejoin="round" draw:fill="none" fo:padding-top="0.013cm" fo:padding-bottom="0.013cm" fo:padding-left="0.013cm" fo:padding-right="0.013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861cm" fo:padding-top="0.141cm" fo:padding-bottom="0.141cm" fo:padding-left="0.141cm" fo:padding-right="0.141cm"/>
    </style:style>
    <style:style style:name="gr24" style:family="graphic" style:parent-style-name="sequence_20_text">
      <style:graphic-properties draw:fill="none" fo:min-height="0.48cm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0.896cm" fo:padding-top="0.141cm" fo:padding-bottom="0.141cm" fo:padding-left="0.141cm" fo:padding-right="0.141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988cm" fo:padding-top="0.141cm" fo:padding-bottom="0.141cm" fo:padding-left="0.141cm" fo:padding-right="0.141cm"/>
    </style:style>
    <style:style style:name="gr27" style:family="graphic" style:parent-style-name="sequence_20_text">
      <style:graphic-properties draw:fill="none" fo:min-height="1.054cm"/>
    </style:style>
    <style:style style:name="gr28" style:family="graphic" style:parent-style-name="standard">
      <style:graphic-properties draw:stroke="dash" draw:stroke-dash="Dash_5f_14" svg:stroke-width="0.026cm" svg:stroke-color="#000000" draw:marker-end="Rounded_20_short_20_Arrow" draw:marker-end-width="0.321cm" svg:stroke-opacity="100%" draw:stroke-linejoin="round" draw:fill="none" fo:padding-top="0.013cm" fo:padding-bottom="0.013cm" fo:padding-left="0.013cm" fo:padding-right="0.013cm"/>
    </style:style>
    <style:style style:name="gr29" style:family="graphic" style:parent-style-name="sequence_20_text">
      <style:graphic-properties draw:fill="none" fo:min-height="0.394cm"/>
    </style:style>
    <style:style style:name="gr30" style:family="graphic" style:parent-style-name="standard">
      <style:graphic-properties draw:stroke="dash" draw:stroke-dash="Dash_5f_16" svg:stroke-width="0.026cm" svg:stroke-color="#000000" draw:marker-end="Rounded_20_short_20_Arrow" draw:marker-end-width="0.321cm" svg:stroke-opacity="100%" draw:stroke-linejoin="round" draw:fill="none" fo:padding-top="0.013cm" fo:padding-bottom="0.013cm" fo:padding-left="0.013cm" fo:padding-right="0.013cm"/>
    </style:style>
    <style:style style:name="gr31" style:family="graphic" style:parent-style-name="standard">
      <style:graphic-properties draw:stroke="none" svg:stroke-color="#000000" draw:fill="none" draw:fill-color="#ffffff" draw:textarea-vertical-align="middle" fo:min-height="0.506cm" fo:padding-top="0.141cm" fo:padding-bottom="0.141cm" fo:padding-left="0.141cm" fo:padding-right="0.141cm"/>
    </style:style>
    <style:style style:name="gr32" style:family="graphic" style:parent-style-name="sequence_20_box">
      <style:graphic-properties fo:min-height="0.618cm" fo:min-width="2.771cm"/>
    </style:style>
    <style:style style:name="gr33" style:family="graphic" style:parent-style-name="standard">
      <style:graphic-properties draw:stroke="dash" draw:stroke-dash="Dash_5f_18" svg:stroke-width="0.026cm" svg:stroke-color="#000000" draw:marker-end="Rounded_20_short_20_Arrow" draw:marker-end-width="0.321cm" svg:stroke-opacity="100%" draw:stroke-linejoin="round" draw:fill="none" fo:padding-top="0.013cm" fo:padding-bottom="0.013cm" fo:padding-left="0.013cm" fo:padding-right="0.013cm"/>
    </style:style>
    <style:style style:name="gr34" style:family="graphic" style:parent-style-name="sequence_20_text">
      <style:graphic-properties draw:fill="none" fo:min-height="0.857cm"/>
    </style:style>
    <style:style style:name="gr35" style:family="graphic" style:parent-style-name="sequence_20_line">
      <style:graphic-properties draw:stroke="dash" draw:stroke-dash="sequence_20_line_20_dash"/>
    </style:style>
    <style:style style:name="gr36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/>
    </style:style>
    <style:style style:name="gr37" style:family="graphic" style:parent-style-name="sequence_20_box">
      <style:graphic-properties fo:min-height="0.748cm" fo:min-width="3.114cm"/>
    </style:style>
    <style:style style:name="gr38" style:family="graphic" style:parent-style-name="sequence_20_box">
      <style:graphic-properties fo:min-height="0.748cm" fo:min-width="2.616cm"/>
    </style:style>
    <style:style style:name="gr39" style:family="graphic" style:parent-style-name="sequence_20_box">
      <style:graphic-properties fo:min-height="0.736cm" fo:min-width="2.564cm"/>
    </style:style>
    <style:style style:name="gr40" style:family="graphic" style:parent-style-name="sequence_20_box">
      <style:graphic-properties fo:min-height="0.748cm" fo:min-width="2.721cm"/>
    </style:style>
    <style:style style:name="gr41" style:family="graphic" style:parent-style-name="sequence_20_box">
      <style:graphic-properties fo:min-height="0.748cm" fo:min-width="2.626cm"/>
    </style:style>
    <style:style style:name="gr42" style:family="graphic" style:parent-style-name="sequence_20_box">
      <style:graphic-properties fo:min-height="0.748cm" fo:min-width="1.089cm"/>
    </style:style>
    <style:style style:name="gr43" style:family="graphic" style:parent-style-name="standard">
      <style:graphic-properties draw:stroke="solid" svg:stroke-width="0.026cm" svg:stroke-color="#000000" draw:marker-end="Rounded_20_short_20_Arrow" draw:marker-end-width="0.321cm" svg:stroke-opacity="100%" draw:stroke-linejoin="round" draw:fill="none" fo:padding-top="0.138cm" fo:padding-bottom="0.138cm" fo:padding-left="0.263cm" fo:padding-right="0.263cm"/>
    </style:style>
    <style:style style:name="gr44" style:family="graphic" style:parent-style-name="sequence_20_text">
      <style:graphic-properties draw:fill="none" fo:min-height="0.444cm"/>
    </style:style>
    <style:style style:name="gr45" style:family="graphic" style:parent-style-name="sequence_20_text">
      <style:graphic-properties draw:fill="none" fo:min-height="0.578cm"/>
    </style:style>
    <style:style style:name="gr46" style:family="graphic" style:parent-style-name="standard">
      <style:graphic-properties draw:stroke="dash" draw:stroke-dash="Dash_5f_7" svg:stroke-width="0.026cm" svg:stroke-color="#000000" draw:marker-end="Rounded_20_short_20_Arrow" draw:marker-end-width="0.321cm" svg:stroke-opacity="100%" draw:stroke-linejoin="round" draw:fill="none" fo:padding-top="0.138cm" fo:padding-bottom="0.138cm" fo:padding-left="0.263cm" fo:padding-right="0.263cm"/>
    </style:style>
    <style:style style:name="gr47" style:family="graphic" style:parent-style-name="sequence_20_text">
      <style:graphic-properties draw:fill="none" fo:min-height="1.022cm"/>
    </style:style>
    <style:style style:name="gr48" style:family="graphic" style:parent-style-name="standard">
      <style:graphic-properties draw:stroke="dash" draw:stroke-dash="Dash_5f_8" svg:stroke-width="0.026cm" svg:stroke-color="#000000" draw:marker-end="Rounded_20_short_20_Arrow" draw:marker-end-width="0.321cm" svg:stroke-opacity="100%" draw:stroke-linejoin="round" draw:fill="none" fo:padding-top="0.138cm" fo:padding-bottom="0.138cm" fo:padding-left="0.263cm" fo:padding-right="0.263cm"/>
    </style:style>
    <style:style style:name="gr49" style:family="graphic" style:parent-style-name="sequence_20_text">
      <style:graphic-properties draw:fill="none" fo:min-height="0.465cm"/>
    </style:style>
    <style:style style:name="gr50" style:family="graphic" style:parent-style-name="standard">
      <style:graphic-properties draw:stroke="dash" draw:stroke-dash="Dash_5f_9" svg:stroke-width="0.026cm" svg:stroke-color="#000000" draw:marker-end="Rounded_20_short_20_Arrow" draw:marker-end-width="0.321cm" svg:stroke-opacity="100%" draw:stroke-linejoin="round" draw:fill="none" fo:padding-top="0.138cm" fo:padding-bottom="0.138cm" fo:padding-left="0.263cm" fo:padding-right="0.263cm"/>
    </style:style>
    <style:style style:name="gr51" style:family="graphic" style:parent-style-name="standard">
      <style:graphic-properties draw:stroke="none" svg:stroke-color="#000000" draw:fill="none" draw:fill-color="#ffffff" draw:textarea-vertical-align="middle" fo:min-height="0.926cm" fo:padding-top="0.141cm" fo:padding-bottom="0.141cm" fo:padding-left="0.141cm" fo:padding-right="0.141cm"/>
    </style:style>
    <style:style style:name="gr52" style:family="graphic" style:parent-style-name="sequence_20_text">
      <style:graphic-properties draw:fill="none" fo:min-height="0.59cm"/>
    </style:style>
    <style:style style:name="gr53" style:family="graphic" style:parent-style-name="standard">
      <style:graphic-properties draw:stroke="dash" draw:stroke-dash="Dash_5f_10" svg:stroke-width="0.026cm" svg:stroke-color="#000000" draw:marker-end="Rounded_20_short_20_Arrow" draw:marker-end-width="0.321cm" svg:stroke-opacity="100%" draw:stroke-linejoin="round" draw:fill="none" fo:padding-top="0.138cm" fo:padding-bottom="0.138cm" fo:padding-left="0.263cm" fo:padding-right="0.263cm"/>
    </style:style>
    <style:style style:name="gr54" style:family="graphic" style:parent-style-name="standard">
      <style:graphic-properties draw:stroke="none" svg:stroke-color="#000000" draw:fill="none" draw:fill-color="#ffffff" draw:textarea-vertical-align="middle" fo:min-height="1.051cm" fo:padding-top="0.141cm" fo:padding-bottom="0.141cm" fo:padding-left="0.141cm" fo:padding-right="0.141cm"/>
    </style:style>
    <style:style style:name="gr55" style:family="graphic" style:parent-style-name="standard">
      <style:graphic-properties draw:stroke="dash" draw:stroke-dash="Dash_5f_11" svg:stroke-width="0.026cm" svg:stroke-color="#000000" draw:marker-end="Rounded_20_short_20_Arrow" draw:marker-end-width="0.321cm" svg:stroke-opacity="100%" draw:stroke-linejoin="round" draw:fill="none" fo:padding-top="0.138cm" fo:padding-bottom="0.138cm" fo:padding-left="0.263cm" fo:padding-right="0.263cm"/>
    </style:style>
    <style:style style:name="gr56" style:family="graphic" style:parent-style-name="standard">
      <style:graphic-properties draw:stroke="none" svg:stroke-color="#000000" draw:fill="none" draw:fill-color="#ffffff" draw:textarea-vertical-align="middle" fo:min-height="1.262cm" fo:padding-top="0.141cm" fo:padding-bottom="0.141cm" fo:padding-left="0.141cm" fo:padding-right="0.141cm"/>
    </style:style>
    <style:style style:name="gr57" style:family="graphic" style:parent-style-name="sequence_20_text">
      <style:graphic-properties draw:fill="none" fo:min-height="0.853cm"/>
    </style:style>
    <style:style style:name="gr58" style:family="graphic" style:parent-style-name="sequence_20_text">
      <style:graphic-properties draw:fill="none" fo:min-height="1.649cm"/>
    </style:style>
    <style:style style:name="gr59" style:family="graphic" style:parent-style-name="sequence_20_text">
      <style:graphic-properties draw:fill="none" fo:min-height="1.512cm"/>
    </style:style>
    <style:style style:name="gr60" style:family="graphic" style:parent-style-name="standard">
      <style:graphic-properties draw:stroke="none" svg:stroke-color="#000000" draw:fill="none" draw:fill-color="#ffffff" draw:textarea-vertical-align="middle" fo:min-height="1.889cm" fo:padding-top="0.141cm" fo:padding-bottom="0.141cm" fo:padding-left="0.141cm" fo:padding-right="0.141cm"/>
    </style:style>
    <style:style style:name="gr61" style:family="graphic" style:parent-style-name="standard">
      <style:graphic-properties draw:stroke="dash" draw:stroke-dash="Dash_5f_12" svg:stroke-width="0.026cm" svg:stroke-color="#000000" draw:marker-end="Rounded_20_short_20_Arrow" draw:marker-end-width="0.321cm" svg:stroke-opacity="100%" draw:stroke-linejoin="round" draw:fill="none" fo:padding-top="0.138cm" fo:padding-bottom="0.138cm" fo:padding-left="0.263cm" fo:padding-right="0.263cm"/>
    </style:style>
    <style:style style:name="gr62" style:family="graphic" style:parent-style-name="sequence_20_text">
      <style:graphic-properties draw:fill="none" fo:min-height="1.247cm"/>
    </style:style>
    <style:style style:name="gr63" style:family="graphic" style:parent-style-name="standard">
      <style:graphic-properties draw:stroke="dash" draw:stroke-dash="Dash_5f_13" svg:stroke-width="0.026cm" svg:stroke-color="#000000" draw:marker-end="Rounded_20_short_20_Arrow" draw:marker-end-width="0.321cm" svg:stroke-opacity="100%" draw:stroke-linejoin="round" draw:fill="none" fo:padding-top="0.138cm" fo:padding-bottom="0.138cm" fo:padding-left="0.263cm" fo:padding-right="0.263cm"/>
    </style:style>
    <style:style style:name="gr64" style:family="graphic" style:parent-style-name="standard">
      <style:graphic-properties draw:stroke="none" svg:stroke-color="#000000" draw:fill="none" draw:fill-color="#ffffff" draw:textarea-vertical-align="middle" fo:min-height="1.407cm" fo:padding-top="0.141cm" fo:padding-bottom="0.141cm" fo:padding-left="0.141cm" fo:padding-right="0.141cm"/>
    </style:style>
    <style:style style:name="gr65" style:family="graphic" style:parent-style-name="standard">
      <style:graphic-properties draw:stroke="dash" draw:stroke-dash="Dash_5f_15" svg:stroke-width="0.026cm" svg:stroke-color="#000000" draw:marker-end="Rounded_20_short_20_Arrow" draw:marker-end-width="0.321cm" svg:stroke-opacity="100%" draw:stroke-linejoin="round" draw:fill="none" fo:padding-top="0.138cm" fo:padding-bottom="0.138cm" fo:padding-left="0.263cm" fo:padding-right="0.263cm"/>
    </style:style>
    <style:style style:name="gr66" style:family="graphic" style:parent-style-name="sequence_20_text">
      <style:graphic-properties draw:fill="none" fo:min-height="0.845cm"/>
    </style:style>
    <style:style style:name="gr67" style:family="graphic" style:parent-style-name="sequence_20_box">
      <style:graphic-properties fo:min-height="0.748cm" fo:min-width="3.168cm"/>
    </style:style>
    <style:style style:name="gr68" style:family="graphic" style:parent-style-name="standard">
      <style:graphic-properties draw:stroke="dash" draw:stroke-dash="Dash_5f_17" svg:stroke-width="0.026cm" svg:stroke-color="#000000" draw:marker-end="Rounded_20_short_20_Arrow" draw:marker-end-width="0.321cm" svg:stroke-opacity="100%" draw:stroke-linejoin="round" draw:fill="none" fo:padding-top="0.138cm" fo:padding-bottom="0.138cm" fo:padding-left="0.263cm" fo:padding-right="0.263cm"/>
    </style:style>
    <style:style style:name="gr69" style:family="graphic" style:parent-style-name="sequence_20_text">
      <style:graphic-properties draw:fill="none" fo:min-height="0.884cm"/>
    </style:style>
    <style:style style:name="P1" style:family="paragraph">
      <style:text-properties fo:font-family="Arial" style:font-style-name="Kursiv" style:font-family-generic="swiss" style:font-pitch="variable"/>
    </style:style>
    <style:style style:name="P2" style:family="paragraph">
      <style:text-properties fo:font-family="Arial" style:font-style-name="Kursiv" style:font-family-generic="swiss" style:font-pitch="variable" fo:font-size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Arial" style:font-style-name="Kursiv" style:font-family-generic="swiss" style:font-pitch="variable" fo:font-size="11pt"/>
    </style:style>
    <style:style style:name="P5" style:family="paragraph">
      <style:text-properties fo:font-family="Arial" style:font-style-name="Kursiv" style:font-family-generic="swiss" style:font-pitch="variable" fo:font-size="10pt"/>
    </style:style>
    <style:style style:name="P6" style:family="paragraph">
      <style:paragraph-properties fo:text-align="center"/>
      <style:text-properties fo:font-family="Arial" style:font-style-name="Kursiv" style:font-family-generic="swiss" style:font-pitch="variable" fo:font-size="10pt"/>
    </style:style>
    <style:style style:name="P7" style:family="paragraph">
      <style:paragraph-properties fo:text-align="end"/>
    </style:style>
    <style:style style:name="P8" style:family="paragraph">
      <style:paragraph-properties fo:margin-left="0cm" fo:margin-right="0cm" fo:margin-top="0cm" fo:margin-bottom="0cm" fo:line-height="120%" fo:text-align="center" fo:text-indent="0cm"/>
    </style:style>
    <style:style style:name="P9" style:family="paragraph">
      <style:paragraph-properties fo:margin-left="0cm" fo:margin-right="0cm" fo:margin-top="0cm" fo:margin-bottom="0cm" fo:line-height="120%" fo:text-align="center" fo:text-indent="0cm"/>
      <style:text-properties fo:font-family="Arial" style:font-style-name="Kursiv" style:font-family-generic="swiss" style:font-pitch="variable" fo:font-size="10pt"/>
    </style:style>
    <style:style style:name="P10" style:family="paragraph">
      <style:paragraph-properties fo:text-align="center"/>
      <style:text-properties fo:font-family="Arial" style:font-style-name="Kursiv" style:font-family-generic="swiss" style:font-pitch="variable" fo:font-size="10pt" style:font-size-asian="10pt" style:font-size-complex="10pt"/>
    </style:style>
    <style:style style:name="P11" style:family="paragraph">
      <style:paragraph-properties fo:text-align="end"/>
      <style:text-properties fo:font-family="Arial" style:font-style-name="Kursiv" style:font-family-generic="swiss" style:font-pitch="variable" fo:font-size="10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family="Arial" style:font-style-name="Kursiv" style:font-family-generic="swiss" style:font-pitch="variable" fo:font-size="10pt"/>
    </style:style>
    <style:style style:name="T1" style:family="text">
      <style:text-properties fo:font-family="Arial" style:font-style-name="Kursiv" style:font-family-generic="swiss" style:font-pitch="variable" fo:font-size="11pt"/>
    </style:style>
    <style:style style:name="T2" style:family="text">
      <style:text-properties fo:color="#000000" fo:font-family="Arial" style:font-style-name="Kursiv" style:font-family-generic="swiss" style:font-pitch="variable" fo:font-size="10pt" style:font-family-asian="Calibri" style:font-size-asian="10pt" style:font-family-complex="Calibri" style:font-size-complex="10pt"/>
    </style:style>
    <style:style style:name="T3" style:family="text">
      <style:text-properties fo:font-family="Arial" style:font-style-name="Kursiv" style:font-family-generic="swiss" style:font-pitch="variable" fo:font-size="11pt" fo:font-weight="bold" style:font-family-asian="Calibri" style:font-size-asian="12pt" style:font-weight-asian="bold" style:font-family-complex="Calibri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2" draw:style-name="dp1" draw:master-page-name="Default">
        <draw:line draw:style-name="sequence_20_line" draw:text-style-name="P1" draw:layer="layout" svg:x1="4.164cm" svg:y1="0.898cm" svg:x2="4.164cm" svg:y2="23.598cm">
          <text:p/>
        </draw:line>
        <draw:line draw:style-name="sequence_20_line" draw:text-style-name="P1" draw:layer="layout" svg:x1="11.664cm" svg:y1="0.898cm" svg:x2="11.664cm" svg:y2="23.598cm">
          <text:p/>
        </draw:line>
        <draw:line draw:style-name="sequence_20_line" draw:text-style-name="P1" draw:layer="layout" svg:x1="16.464cm" svg:y1="0.898cm" svg:x2="16.464cm" svg:y2="23.598cm">
          <text:p/>
        </draw:line>
        <draw:line draw:style-name="sequence_20_line" draw:text-style-name="P1" draw:layer="layout" svg:x1="23.164cm" svg:y1="0.898cm" svg:x2="23.164cm" svg:y2="23.598cm">
          <text:p/>
        </draw:line>
        <draw:line draw:style-name="sequence_20_line" draw:text-style-name="P1" draw:layer="layout" svg:x1="28.664cm" svg:y1="0.898cm" svg:x2="28.664cm" svg:y2="23.598cm">
          <text:p/>
        </draw:line>
        <draw:line draw:style-name="sequence_20_line" draw:text-style-name="P1" draw:layer="layout" svg:x1="0.664cm" svg:y1="0.898cm" svg:x2="0.664cm" svg:y2="23.598cm">
          <text:p/>
        </draw:line>
        <draw:line draw:style-name="sequence_20_line" draw:text-style-name="P1" draw:layer="layout" svg:x1="8.564cm" svg:y1="0.898cm" svg:x2="8.564cm" svg:y2="23.598cm">
          <text:p/>
        </draw:line>
        <draw:line draw:style-name="sequence_20_line" draw:text-style-name="P1" draw:layer="layout" svg:x1="20.464cm" svg:y1="0.898cm" svg:x2="20.464cm" svg:y2="18.097cm">
          <text:p/>
        </draw:line>
        <draw:g>
          <draw:polygon draw:style-name="sequence_20_box" draw:text-style-name="P2" draw:layer="layout" svg:width="0cm" svg:height="0cm" svg:x="4.164cm" svg:y="0.9cm" svg:viewBox="0 0 0 0" draw:points="0,0">
            <text:p/>
          </draw:polygon>
          <draw:polygon draw:style-name="sequence_20_box" draw:text-style-name="P2" draw:layer="layout" svg:width="0cm" svg:height="0cm" svg:x="4.164cm" svg:y="0.9cm" svg:viewBox="0 0 0 0" draw:points="0,0">
            <text:p/>
          </draw:polygon>
        </draw:g>
        <draw:frame draw:style-name="gr1" draw:text-style-name="P2" draw:layer="layout" svg:width="3.031cm" svg:height="0.9cm" svg:x="2.673cm" svg:y="0cm">
          <draw:text-box>
            <text:p><text:span text:style-name="T1">Authenticator</text:span></text:p>
          </draw:text-box>
        </draw:frame>
        <draw:g>
          <draw:polygon draw:style-name="sequence_20_box" draw:text-style-name="P2" draw:layer="layout" svg:width="0cm" svg:height="0cm" svg:x="11.664cm" svg:y="0.9cm" svg:viewBox="0 0 0 0" draw:points="0,0">
            <text:p/>
          </draw:polygon>
          <draw:polygon draw:style-name="sequence_20_box" draw:text-style-name="P2" draw:layer="layout" svg:width="0cm" svg:height="0cm" svg:x="11.664cm" svg:y="0.9cm" svg:viewBox="0 0 0 0" draw:points="0,0">
            <text:p/>
          </draw:polygon>
        </draw:g>
        <draw:frame draw:style-name="gr2" draw:text-style-name="P2" draw:layer="layout" svg:width="2.587cm" svg:height="0.9cm" svg:x="10.368cm" svg:y="0cm">
          <draw:text-box>
            <text:p><text:span text:style-name="T1">FIDO Client</text:span></text:p>
          </draw:text-box>
        </draw:frame>
        <draw:g>
          <draw:polygon draw:style-name="sequence_20_box" draw:text-style-name="P2" draw:layer="layout" svg:width="0cm" svg:height="0cm" svg:x="16.464cm" svg:y="0.9cm" svg:viewBox="0 0 0 0" draw:points="0,0">
            <text:p/>
          </draw:polygon>
          <draw:polygon draw:style-name="sequence_20_box" draw:text-style-name="P2" draw:layer="layout" svg:width="0cm" svg:height="0cm" svg:x="16.464cm" svg:y="0.9cm" svg:viewBox="0 0 0 0" draw:points="0,0">
            <text:p/>
          </draw:polygon>
        </draw:g>
        <draw:frame draw:style-name="gr3" draw:text-style-name="P2" draw:layer="layout" svg:width="2.54cm" svg:height="0.9cm" svg:x="15.297cm" svg:y="0cm">
          <draw:text-box>
            <text:p><text:span text:style-name="T1">User Agent</text:span></text:p>
          </draw:text-box>
        </draw:frame>
        <draw:g>
          <draw:polygon draw:style-name="sequence_20_box" draw:text-style-name="P2" draw:layer="layout" svg:width="0cm" svg:height="0cm" svg:x="23.164cm" svg:y="0.9cm" svg:viewBox="0 0 0 0" draw:points="0,0">
            <text:p/>
          </draw:polygon>
          <draw:polygon draw:style-name="sequence_20_box" draw:text-style-name="P2" draw:layer="layout" svg:width="0cm" svg:height="0cm" svg:x="23.164cm" svg:y="0.9cm" svg:viewBox="0 0 0 0" draw:points="0,0">
            <text:p/>
          </draw:polygon>
        </draw:g>
        <draw:frame draw:style-name="gr4" draw:text-style-name="P2" draw:layer="layout" svg:width="2.82cm" svg:height="0.9cm" svg:x="21.961cm" svg:y="0cm">
          <draw:text-box>
            <text:p><text:span text:style-name="T1">RP Web App</text:span></text:p>
          </draw:text-box>
        </draw:frame>
        <draw:g>
          <draw:polygon draw:style-name="sequence_20_box" draw:text-style-name="P2" draw:layer="layout" svg:width="0cm" svg:height="0cm" svg:x="28.664cm" svg:y="0.9cm" svg:viewBox="0 0 0 0" draw:points="0,0">
            <text:p/>
          </draw:polygon>
          <draw:polygon draw:style-name="sequence_20_box" draw:text-style-name="P2" draw:layer="layout" svg:width="0cm" svg:height="0cm" svg:x="28.664cm" svg:y="0.9cm" svg:viewBox="0 0 0 0" draw:points="0,0">
            <text:p/>
          </draw:polygon>
        </draw:g>
        <draw:frame draw:style-name="gr5" draw:text-style-name="P2" draw:layer="layout" svg:width="2.731cm" svg:height="0.9cm" svg:x="27.338cm" svg:y="0cm">
          <draw:text-box>
            <text:p><text:span text:style-name="T1">FIDO Server</text:span></text:p>
          </draw:text-box>
        </draw:frame>
        <draw:g>
          <draw:polygon draw:style-name="gr6" draw:text-style-name="P2" draw:layer="layout" svg:width="0cm" svg:height="0cm" svg:x="0.664cm" svg:y="0.9cm" svg:viewBox="0 0 0 0" draw:points="0,0">
            <text:p/>
          </draw:polygon>
          <draw:polygon draw:style-name="gr7" draw:text-style-name="P2" draw:layer="layout" svg:width="0cm" svg:height="0cm" svg:x="0.664cm" svg:y="0.9cm" svg:viewBox="0 0 0 0" draw:points="0,0">
            <text:p/>
          </draw:polygon>
        </draw:g>
        <draw:frame draw:style-name="gr8" draw:text-style-name="P4" draw:layer="layout" svg:width="1.224cm" svg:height="0.9cm" svg:x="0.052cm" svg:y="0cm">
          <draw:text-box>
            <text:p text:style-name="P3"><text:span text:style-name="T1">User</text:span></text:p>
          </draw:text-box>
        </draw:frame>
        <draw:line draw:style-name="gr9" draw:text-style-name="P5" draw:layer="layout" svg:x1="0.664cm" svg:y1="2.098cm" svg:x2="16.464cm" svg:y2="2.098cm">
          <text:p/>
        </draw:line>
        <draw:frame draw:style-name="gr10" draw:text-style-name="P6" draw:layer="layout" svg:width="5.588cm" svg:height="0.672cm" svg:x="4.388cm" svg:y="1.503cm">
          <draw:text-box>
            <text:p text:style-name="P3"><text:span text:style-name="T2">1. open URL</text:span></text:p>
          </draw:text-box>
        </draw:frame>
        <draw:line draw:style-name="gr9" draw:text-style-name="P5" draw:layer="layout" svg:x1="16.464cm" svg:y1="2.598cm" svg:x2="23.164cm" svg:y2="2.598cm">
          <text:p/>
        </draw:line>
        <draw:frame draw:style-name="gr10" draw:text-style-name="P6" draw:layer="layout" svg:width="4.022cm" svg:height="0.672cm" svg:x="17.399cm" svg:y="1.913cm">
          <draw:text-box>
            <text:p text:style-name="P3"><text:span text:style-name="T2">2. open https URL</text:span></text:p>
          </draw:text-box>
        </draw:frame>
        <draw:line draw:style-name="gr11" draw:text-style-name="P5" draw:layer="layout" svg:x1="23.114cm" svg:y1="3.356cm" svg:x2="16.415cm" svg:y2="3.356cm">
          <text:p/>
        </draw:line>
        <draw:frame draw:style-name="gr10" draw:text-style-name="P6" draw:layer="layout" svg:width="6.077cm" svg:height="0.672cm" svg:x="17.218cm" svg:y="2.694cm">
          <draw:text-box>
            <text:p text:style-name="P3"><text:span text:style-name="T2">3. http OK + legacy login form</text:span></text:p>
          </draw:text-box>
        </draw:frame>
        <draw:line draw:style-name="gr12" draw:text-style-name="P5" draw:layer="layout" svg:x1="16.464cm" svg:y1="3.698cm" svg:x2="0.664cm" svg:y2="3.698cm">
          <text:p/>
        </draw:line>
        <draw:frame draw:style-name="gr13" draw:text-style-name="P6" draw:layer="layout" svg:width="8.382cm" svg:height="0.985cm" svg:x="4.064cm" svg:y="2.848cm">
          <draw:text-box>
            <text:p text:style-name="P3"><text:span text:style-name="T2">4. show legacy login form</text:span></text:p>
          </draw:text-box>
        </draw:frame>
        <draw:line draw:style-name="gr9" draw:text-style-name="P5" draw:layer="layout" svg:x1="0.635cm" svg:y1="4.526cm" svg:x2="16.435cm" svg:y2="4.526cm">
          <text:p/>
        </draw:line>
        <draw:frame draw:style-name="gr13" draw:text-style-name="P6" draw:layer="layout" svg:width="9.271cm" svg:height="0.985cm" svg:x="4.445cm" svg:y="3.706cm">
          <draw:text-box>
            <text:p text:style-name="P3"><text:span text:style-name="T2">5. enter legacy password and submit</text:span></text:p>
          </draw:text-box>
        </draw:frame>
        <draw:line draw:style-name="gr9" draw:text-style-name="P5" draw:layer="layout" svg:x1="16.464cm" svg:y1="4.798cm" svg:x2="23.163cm" svg:y2="4.798cm">
          <text:p/>
        </draw:line>
        <draw:frame draw:style-name="gr14" draw:text-style-name="P6" draw:layer="layout" svg:width="2.647cm" svg:height="0.711cm" svg:x="17.899cm" svg:y="4.245cm">
          <draw:text-box>
            <text:p text:style-name="P3"><text:span text:style-name="T2">6. submit form</text:span></text:p>
          </draw:text-box>
        </draw:frame>
        <draw:polyline draw:style-name="gr9" draw:text-style-name="P5" draw:layer="layout" svg:width="0.634cm" svg:height="1.034cm" svg:x="23.164cm" svg:y="5.015cm" svg:viewBox="0 0 635 1035" draw:points="0,0 635,0 635,1035 0,1035">
          <text:p/>
        </draw:polyline>
        <draw:frame draw:style-name="gr10" draw:text-style-name="P6" draw:layer="layout" svg:width="3.722cm" svg:height="0.672cm" svg:x="20.078cm" svg:y="5.154cm">
          <draw:text-box>
            <text:p text:style-name="P7"><text:span text:style-name="T2">7. verify password</text:span></text:p>
          </draw:text-box>
        </draw:frame>
        <draw:line draw:style-name="gr9" draw:text-style-name="P5" draw:layer="layout" svg:x1="23.164cm" svg:y1="6.598cm" svg:x2="28.664cm" svg:y2="6.598cm">
          <text:p/>
        </draw:line>
        <draw:frame draw:style-name="gr15" draw:text-style-name="P6" draw:layer="layout" svg:width="4.699cm" svg:height="1.061cm" svg:x="23.622cm" svg:y="5.868cm">
          <draw:text-box>
            <text:p text:style-name="P3"><text:span text:style-name="T2">8. trigger UAF reg. request</text:span></text:p>
          </draw:text-box>
        </draw:frame>
        <draw:line draw:style-name="gr16" draw:text-style-name="P5" draw:layer="layout" svg:x1="28.663cm" svg:y1="8.598cm" svg:x2="23.164cm" svg:y2="8.598cm">
          <text:p/>
        </draw:line>
        <draw:frame draw:style-name="gr10" draw:text-style-name="P6" draw:layer="layout" svg:width="4.328cm" svg:height="0.672cm" svg:x="24.247cm" svg:y="7.963cm">
          <draw:text-box>
            <text:p text:style-name="P3"><text:span text:style-name="T2">10. UAF reg. request</text:span></text:p>
          </draw:text-box>
        </draw:frame>
        <draw:line draw:style-name="gr17" draw:text-style-name="P5" draw:layer="layout" svg:x1="23.202cm" svg:y1="9.063cm" svg:x2="16.503cm" svg:y2="9.063cm">
          <text:p/>
        </draw:line>
        <draw:frame draw:style-name="gr10" draw:text-style-name="P6" draw:layer="layout" svg:width="7.366cm" svg:height="0.672cm" svg:x="15.875cm" svg:y="8.344cm">
          <draw:text-box>
            <text:p text:style-name="P3"><text:span text:style-name="T2">11. UAF reg.request + session binding</text:span></text:p>
          </draw:text-box>
        </draw:frame>
        <draw:line draw:style-name="gr18" draw:text-style-name="P5" draw:layer="layout" svg:x1="16.444cm" svg:y1="9.525cm" svg:x2="11.645cm" svg:y2="9.525cm">
          <text:p/>
        </draw:line>
        <draw:frame draw:style-name="gr19" draw:text-style-name="P9" draw:layer="layout" svg:width="8.597cm" svg:height="1.138cm" svg:x="9.867cm" svg:y="8.42cm">
          <draw:text-box>
            <text:p text:style-name="P8"><text:span text:style-name="T2">12. UAF reg. request <text:s/>+ </text:span><text:span text:style-name="T2"><text:line-break/></text:span><text:span text:style-name="T2">AppID + TLS binding</text:span></text:p>
          </draw:text-box>
        </draw:frame>
        <draw:polyline draw:style-name="gr9" draw:text-style-name="P5" draw:layer="layout" svg:width="0.634cm" svg:height="0.923cm" svg:x="11.664cm" svg:y="12.673cm" svg:viewBox="0 0 635 924" draw:points="0,0 635,0 635,924 0,924">
          <text:p/>
        </draw:polyline>
        <draw:frame draw:style-name="gr10" draw:text-style-name="P6" draw:layer="layout" svg:width="9.314cm" svg:height="0.672cm" svg:x="3.055cm" svg:y="12.672cm">
          <draw:text-box>
            <text:p text:style-name="P7"><text:span text:style-name="T2">19. select authenticator according to policy</text:span></text:p>
          </draw:text-box>
        </draw:frame>
        <draw:line draw:style-name="gr20" draw:text-style-name="P5" draw:layer="layout" svg:x1="11.64cm" svg:y1="14.098cm" svg:x2="8.541cm" svg:y2="14.098cm">
          <text:p/>
        </draw:line>
        <draw:frame draw:style-name="gr21" draw:text-style-name="P9" draw:layer="layout" svg:width="4.649cm" svg:height="0.889cm" svg:x="7.416cm" svg:y="13.327cm">
          <draw:text-box>
            <text:p text:style-name="P8"><text:span text:style-name="T2">20. Register req.</text:span></text:p>
          </draw:text-box>
        </draw:frame>
        <draw:line draw:style-name="gr22" draw:text-style-name="P5" draw:layer="layout" svg:x1="4.163cm" svg:y1="16.498cm" svg:x2="0.664cm" svg:y2="16.498cm">
          <text:p/>
        </draw:line>
        <draw:frame draw:style-name="gr23" draw:text-style-name="P9" draw:layer="layout" svg:width="3.683cm" svg:height="1.143cm" svg:x="0.762cm" svg:y="15.939cm">
          <draw:text-box>
            <text:p text:style-name="P8"><text:span text:style-name="T2">23. trigger </text:span><text:span text:style-name="T2"><text:line-break/></text:span><text:span text:style-name="T2">user verification</text:span></text:p>
          </draw:text-box>
        </draw:frame>
        <draw:line draw:style-name="gr9" draw:text-style-name="P5" draw:layer="layout" svg:x1="0.664cm" svg:y1="17.698cm" svg:x2="4.163cm" svg:y2="17.698cm">
          <text:p/>
        </draw:line>
        <draw:frame draw:style-name="gr24" draw:text-style-name="P6" draw:layer="layout" svg:width="3.937cm" svg:height="0.762cm" svg:x="0.381cm" svg:y="17.01cm">
          <draw:text-box>
            <text:p text:style-name="P3"><text:span text:style-name="T2">24. verify user</text:span></text:p>
          </draw:text-box>
        </draw:frame>
        <draw:line draw:style-name="gr9" draw:text-style-name="P5" draw:layer="layout" svg:x1="4.164cm" svg:y1="19.698cm" svg:x2="8.564cm" svg:y2="19.698cm">
          <text:p/>
        </draw:line>
        <draw:frame draw:style-name="gr25" draw:text-style-name="P9" draw:layer="layout" svg:width="6.855cm" svg:height="1.178cm" svg:x="2.232cm" svg:y="19.133cm">
          <draw:text-box>
            <text:p text:style-name="P8"><text:span text:style-name="T2">26. return KRD object </text:span><text:span text:style-name="T2"><text:line-break/></text:span><text:span text:style-name="T2">(incl. attestation and Uauth.pub)</text:span></text:p>
          </draw:text-box>
        </draw:frame>
        <draw:line draw:style-name="gr9" draw:text-style-name="P5" draw:layer="layout" svg:x1="11.684cm" svg:y1="20.847cm" svg:x2="16.484cm" svg:y2="20.847cm">
          <text:p/>
        </draw:line>
        <draw:frame draw:style-name="gr26" draw:text-style-name="P9" draw:layer="layout" svg:width="5.842cm" svg:height="1.27cm" svg:x="10.541cm" svg:y="20.257cm">
          <draw:text-box>
            <text:p text:style-name="P8"><text:span text:style-name="T2">28. return UAF reg. response</text:span><text:span text:style-name="T2"><text:line-break/></text:span><text:span text:style-name="T2">(contains KRD)</text:span></text:p>
          </draw:text-box>
        </draw:frame>
        <draw:line draw:style-name="gr9" draw:text-style-name="P5" draw:layer="layout" svg:x1="16.464cm" svg:y1="21.298cm" svg:x2="23.163cm" svg:y2="21.298cm">
          <text:p/>
        </draw:line>
        <draw:frame draw:style-name="gr27" draw:text-style-name="P6" draw:layer="layout" svg:width="5.457cm" svg:height="1.336cm" svg:x="16.891cm" svg:y="20.638cm">
          <draw:text-box>
            <text:p text:style-name="P3"><text:span text:style-name="T2">29. return UAF reg. response</text:span><text:span text:style-name="T2"><text:line-break/></text:span><text:span text:style-name="T2">(contains KRD)</text:span></text:p>
          </draw:text-box>
        </draw:frame>
        <draw:line draw:style-name="gr9" draw:text-style-name="P5" draw:layer="layout" svg:x1="23.164cm" svg:y1="21.598cm" svg:x2="28.663cm" svg:y2="21.598cm">
          <text:p/>
        </draw:line>
        <draw:frame draw:style-name="gr15" draw:text-style-name="P6" draw:layer="layout" svg:width="5.08cm" svg:height="1.061cm" svg:x="23.241cm" svg:y="20.768cm">
          <draw:text-box>
            <text:p text:style-name="P3"><text:span text:style-name="T2">30. send UAF reg. response</text:span></text:p>
          </draw:text-box>
        </draw:frame>
        <draw:polyline draw:style-name="gr9" draw:text-style-name="P5" draw:layer="layout" svg:width="0.634cm" svg:height="1.269cm" svg:x="28.664cm" svg:y="21.971cm" svg:viewBox="0 0 635 1270" draw:points="0,0 635,0 635,1270 0,1270">
          <text:p/>
        </draw:polyline>
        <draw:frame draw:style-name="gr15" draw:text-style-name="P6" draw:layer="layout" svg:width="4.953cm" svg:height="1.061cm" svg:x="24.881cm" svg:y="21.948cm">
          <draw:text-box>
            <text:p text:style-name="P3"><text:span text:style-name="T2">31. verify attestation and </text:span><text:span text:style-name="T2"><text:line-break/></text:span><text:span text:style-name="T2">store new Uauth.pub key</text:span></text:p>
          </draw:text-box>
        </draw:frame>
        <draw:line draw:style-name="gr28" draw:text-style-name="P5" draw:layer="layout" svg:x1="28.663cm" svg:y1="23.598cm" svg:x2="23.164cm" svg:y2="23.598cm">
          <text:p/>
        </draw:line>
        <draw:frame draw:style-name="gr15" draw:text-style-name="P10" draw:layer="layout" svg:width="4.953cm" svg:height="1.061cm" svg:x="23.622cm" svg:y="22.768cm">
          <draw:text-box>
            <text:p text:style-name="P3"><text:span text:style-name="T2">32. return verification result</text:span></text:p>
          </draw:text-box>
        </draw:frame>
        <draw:g>
          <draw:polygon draw:style-name="sequence_20_box" draw:text-style-name="P2" draw:layer="layout" svg:width="0cm" svg:height="0cm" svg:x="8.564cm" svg:y="0.9cm" svg:viewBox="0 0 0 0" draw:points="0,0">
            <text:p/>
          </draw:polygon>
          <draw:polygon draw:style-name="sequence_20_box" draw:text-style-name="P2" draw:layer="layout" svg:width="0cm" svg:height="0cm" svg:x="8.564cm" svg:y="0.9cm" svg:viewBox="0 0 0 0" draw:points="0,0">
            <text:p/>
          </draw:polygon>
        </draw:g>
        <draw:frame draw:style-name="gr8" draw:text-style-name="P2" draw:layer="layout" svg:width="1.224cm" svg:height="0.9cm" svg:x="7.938cm" svg:y="0cm">
          <draw:text-box>
            <text:p><text:span text:style-name="T1">ASM</text:span></text:p>
          </draw:text-box>
        </draw:frame>
        <draw:polyline draw:style-name="gr9" draw:text-style-name="P5" draw:layer="layout" svg:width="0.634cm" svg:height="0.907cm" svg:x="8.564cm" svg:y="14.605cm" svg:viewBox="0 0 635 908" draw:points="0,0 635,0 635,908 0,908">
          <text:p/>
        </draw:polyline>
        <draw:frame draw:style-name="gr29" draw:text-style-name="P11" draw:layer="layout" svg:width="8.174cm" svg:height="0.676cm" svg:x="0.996cm" svg:y="14.681cm">
          <draw:text-box>
            <text:p text:style-name="P7"><text:span text:style-name="T2">21. generate KHAccessToken</text:span></text:p>
          </draw:text-box>
        </draw:frame>
        <draw:line draw:style-name="gr30" draw:text-style-name="P5" draw:layer="layout" svg:x1="8.564cm" svg:y1="16.098cm" svg:x2="4.164cm" svg:y2="16.098cm">
          <text:p/>
        </draw:line>
        <draw:frame draw:style-name="gr31" draw:text-style-name="P9" draw:layer="layout" svg:width="5.351cm" svg:height="0.788cm" svg:x="3.775cm" svg:y="15.433cm">
          <draw:text-box>
            <text:p text:style-name="P8"><text:span text:style-name="T2">22. Register cmd</text:span></text:p>
          </draw:text-box>
        </draw:frame>
        <draw:polyline draw:style-name="gr9" draw:text-style-name="P5" draw:layer="layout" svg:width="0.634cm" svg:height="1.015cm" svg:x="4.164cm" svg:y="17.945cm" svg:viewBox="0 0 635 1016" draw:points="0,0 635,0 635,1016 0,1016">
          <text:p/>
        </draw:polyline>
        <draw:frame draw:style-name="gr15" draw:text-style-name="P13" draw:layer="layout" svg:width="9.398cm" svg:height="1.061cm" svg:x="4.808cm" svg:y="17.986cm">
          <draw:text-box>
            <text:p text:style-name="P12"><text:span text:style-name="T2">25. generate Uauth key pair specific to </text:span><text:span text:style-name="T2"><text:line-break/></text:span><text:span text:style-name="T2">AppID (and username)</text:span></text:p>
          </draw:text-box>
        </draw:frame>
        <draw:line draw:style-name="gr9" draw:text-style-name="P5" draw:layer="layout" svg:x1="8.564cm" svg:y1="20.098cm" svg:x2="11.663cm" svg:y2="20.098cm">
          <text:p/>
        </draw:line>
        <draw:frame draw:style-name="gr15" draw:text-style-name="P6" draw:layer="layout" svg:width="2.794cm" svg:height="1.061cm" svg:x="8.563cm" svg:y="19.389cm">
          <draw:text-box>
            <text:p text:style-name="P3"><text:span text:style-name="T2">27. return KRD</text:span></text:p>
          </draw:text-box>
        </draw:frame>
        <draw:line draw:style-name="gr9" draw:text-style-name="P5" draw:layer="layout" svg:x1="11.645cm" svg:y1="10.314cm" svg:x2="20.463cm" svg:y2="10.314cm">
          <text:p/>
        </draw:line>
        <draw:frame draw:style-name="gr13" draw:text-style-name="P6" draw:layer="layout" svg:width="10.822cm" svg:height="0.985cm" svg:x="10.36cm" svg:y="9.537cm">
          <draw:text-box>
            <text:p text:style-name="P3"><text:span text:style-name="T2">13. retrieve list of FacetIDs identified by AppID (URI)</text:span></text:p>
          </draw:text-box>
        </draw:frame>
        <draw:g>
          <draw:polygon draw:style-name="sequence_20_box" draw:text-style-name="P2" draw:layer="layout" svg:width="0cm" svg:height="0cm" svg:x="20.464cm" svg:y="0.9cm" svg:viewBox="0 0 0 0" draw:points="0,0">
            <text:p/>
          </draw:polygon>
          <draw:polygon draw:style-name="sequence_20_box" draw:text-style-name="P2" draw:layer="layout" svg:width="0cm" svg:height="0cm" svg:x="20.464cm" svg:y="0.9cm" svg:viewBox="0 0 0 0" draw:points="0,0">
            <text:p/>
          </draw:polygon>
        </draw:g>
        <draw:frame draw:style-name="gr32" draw:text-style-name="P2" draw:layer="layout" svg:width="3.053cm" svg:height="0.9cm" svg:x="18.687cm" svg:y="0cm">
          <draw:text-box>
            <text:p><text:span text:style-name="T1">RP Web Server</text:span></text:p>
          </draw:text-box>
        </draw:frame>
        <draw:line draw:style-name="gr33" draw:text-style-name="P5" draw:layer="layout" svg:x1="20.447cm" svg:y1="11.166cm" svg:x2="11.648cm" svg:y2="11.166cm">
          <text:p/>
        </draw:line>
        <draw:frame draw:style-name="gr10" draw:text-style-name="P6" draw:layer="layout" svg:width="5.842cm" svg:height="0.672cm" svg:x="13.592cm" svg:y="10.628cm">
          <draw:text-box>
            <text:p text:style-name="P3"><text:span text:style-name="T2">14. return FacetID list</text:span></text:p>
          </draw:text-box>
        </draw:frame>
        <draw:polyline draw:style-name="gr9" draw:text-style-name="P5" draw:layer="layout" svg:width="0.634cm" svg:height="1.142cm" svg:x="28.665cm" svg:y="6.839cm" svg:viewBox="0 0 635 1143" draw:points="0,0 635,0 635,1143 0,1143">
          <text:p/>
        </draw:polyline>
        <draw:frame draw:style-name="gr34" draw:text-style-name="P6" draw:layer="layout" svg:width="4.521cm" svg:height="1.139cm" svg:x="24.735cm" svg:y="6.77cm">
          <draw:text-box>
            <text:p text:style-name="P7"><text:span text:style-name="T2">9. generate reg. request</text:span></text:p>
          </draw:text-box>
        </draw:frame>
        <draw:line draw:style-name="gr20" draw:text-style-name="P5" draw:layer="layout" svg:x1="11.647cm" svg:y1="11.598cm" svg:x2="8.548cm" svg:y2="11.598cm">
          <text:p/>
        </draw:line>
        <draw:frame draw:style-name="gr21" draw:text-style-name="P9" draw:layer="layout" svg:width="4.649cm" svg:height="0.889cm" svg:x="7.517cm" svg:y="10.828cm">
          <draw:text-box>
            <text:p text:style-name="P8"><text:span text:style-name="T2">15. GetInfo req.</text:span></text:p>
          </draw:text-box>
        </draw:frame>
        <draw:line draw:style-name="gr30" draw:text-style-name="P5" draw:layer="layout" svg:x1="8.571cm" svg:y1="11.698cm" svg:x2="4.171cm" svg:y2="11.698cm">
          <text:p/>
        </draw:line>
        <draw:frame draw:style-name="gr31" draw:text-style-name="P9" draw:layer="layout" svg:width="5.351cm" svg:height="0.788cm" svg:x="3.776cm" svg:y="11.133cm">
          <draw:text-box>
            <text:p text:style-name="P8"><text:span text:style-name="T2">16. GetInfo cmd</text:span></text:p>
          </draw:text-box>
        </draw:frame>
        <draw:line draw:style-name="gr9" draw:text-style-name="P5" draw:layer="layout" svg:x1="4.158cm" svg:y1="12.298cm" svg:x2="8.558cm" svg:y2="12.298cm">
          <text:p/>
        </draw:line>
        <draw:frame draw:style-name="gr31" draw:text-style-name="P9" draw:layer="layout" svg:width="5.351cm" svg:height="0.788cm" svg:x="3.777cm" svg:y="11.733cm">
          <draw:text-box>
            <text:p text:style-name="P8"><text:span text:style-name="T2">17. GetInfo resp.</text:span></text:p>
          </draw:text-box>
        </draw:frame>
        <draw:line draw:style-name="gr9" draw:text-style-name="P5" draw:layer="layout" svg:x1="8.558cm" svg:y1="12.498cm" svg:x2="11.657cm" svg:y2="12.498cm">
          <text:p/>
        </draw:line>
        <draw:frame draw:style-name="gr21" draw:text-style-name="P9" draw:layer="layout" svg:width="4.649cm" svg:height="0.889cm" svg:x="7.618cm" svg:y="11.829cm">
          <draw:text-box>
            <text:p text:style-name="P8"><text:span text:style-name="T2">18. GetInfo resp.</text:span></text:p>
          </draw:text-box>
        </draw:frame>
      </draw:page>
      <draw:page draw:name="Page-1" draw:style-name="dp1" draw:master-page-name="Default">
        <draw:line draw:style-name="sequence_20_line" draw:layer="layout" svg:x1="4.485cm" svg:y1="0.895cm" svg:x2="4.485cm" svg:y2="24.015cm">
          <text:p/>
        </draw:line>
        <draw:line draw:style-name="sequence_20_line" draw:layer="layout" svg:x1="12.327cm" svg:y1="0.895cm" svg:x2="12.327cm" svg:y2="24.015cm">
          <text:p/>
        </draw:line>
        <draw:line draw:style-name="sequence_20_line" draw:layer="layout" svg:x1="16.848cm" svg:y1="0.895cm" svg:x2="16.848cm" svg:y2="24.015cm">
          <text:p/>
        </draw:line>
        <draw:line draw:style-name="sequence_20_line" draw:layer="layout" svg:x1="24.091cm" svg:y1="0.895cm" svg:x2="24.091cm" svg:y2="24.015cm">
          <text:p/>
        </draw:line>
        <draw:line draw:style-name="sequence_20_line" draw:layer="layout" svg:x1="29.357cm" svg:y1="0.895cm" svg:x2="29.357cm" svg:y2="24.015cm">
          <text:p/>
        </draw:line>
        <draw:line draw:style-name="gr35" draw:layer="layout" svg:x1="0.788cm" svg:y1="0.895cm" svg:x2="0.788cm" svg:y2="24.015cm">
          <text:p/>
        </draw:line>
        <draw:line draw:style-name="sequence_20_line" draw:layer="layout" svg:x1="8.07cm" svg:y1="0.895cm" svg:x2="8.07cm" svg:y2="24.015cm">
          <text:p/>
        </draw:line>
        <draw:g>
          <draw:polygon draw:style-name="gr6" draw:text-style-name="P2" draw:layer="layout" svg:width="0cm" svg:height="0cm" svg:x="4.485cm" svg:y="1.03cm" svg:viewBox="0 0 0 0" draw:points="0,0">
            <text:p/>
          </draw:polygon>
          <draw:polygon draw:style-name="gr36" draw:text-style-name="P2" draw:layer="layout" svg:width="0cm" svg:height="0cm" svg:x="4.485cm" svg:y="1.03cm" svg:viewBox="0 0 0 0" draw:points="0,0">
            <text:p/>
          </draw:polygon>
        </draw:g>
        <draw:frame draw:style-name="gr37" draw:text-style-name="P4" draw:layer="layout" svg:width="3.396cm" svg:height="1.03cm" svg:x="2.815cm" svg:y="0cm">
          <draw:text-box>
            <text:p text:style-name="P3"><text:span text:style-name="T3">Authenticator</text:span></text:p>
          </draw:text-box>
        </draw:frame>
        <draw:g>
          <draw:polygon draw:style-name="gr6" draw:text-style-name="P2" draw:layer="layout" svg:width="0cm" svg:height="0cm" svg:x="12.327cm" svg:y="1.03cm" svg:viewBox="0 0 0 0" draw:points="0,0">
            <text:p/>
          </draw:polygon>
          <draw:polygon draw:style-name="gr36" draw:text-style-name="P2" draw:layer="layout" svg:width="0cm" svg:height="0cm" svg:x="12.327cm" svg:y="1.03cm" svg:viewBox="0 0 0 0" draw:points="0,0">
            <text:p/>
          </draw:polygon>
        </draw:g>
        <draw:frame draw:style-name="gr38" draw:text-style-name="P4" draw:layer="layout" svg:width="2.898cm" svg:height="1.03cm" svg:x="10.911cm" svg:y="0cm">
          <draw:text-box>
            <text:p text:style-name="P3"><text:span text:style-name="T3">FIDO Client</text:span></text:p>
          </draw:text-box>
        </draw:frame>
        <draw:g>
          <draw:polygon draw:style-name="gr6" draw:text-style-name="P2" draw:layer="layout" svg:width="0cm" svg:height="0cm" svg:x="16.848cm" svg:y="1.03cm" svg:viewBox="0 0 0 0" draw:points="0,0">
            <text:p/>
          </draw:polygon>
          <draw:polygon draw:style-name="gr36" draw:text-style-name="P2" draw:layer="layout" svg:width="0cm" svg:height="0cm" svg:x="16.848cm" svg:y="1.03cm" svg:viewBox="0 0 0 0" draw:points="0,0">
            <text:p/>
          </draw:polygon>
        </draw:g>
        <draw:frame draw:style-name="gr39" draw:text-style-name="P4" draw:layer="layout" svg:width="2.846cm" svg:height="1.018cm" svg:x="15.402cm" svg:y="0.012cm">
          <draw:text-box>
            <text:p text:style-name="P3"><text:span text:style-name="T3">User Agent</text:span></text:p>
          </draw:text-box>
        </draw:frame>
        <draw:g>
          <draw:polygon draw:style-name="gr6" draw:text-style-name="P2" draw:layer="layout" svg:width="0cm" svg:height="0cm" svg:x="24.091cm" svg:y="1.03cm" svg:viewBox="0 0 0 0" draw:points="0,0">
            <text:p/>
          </draw:polygon>
          <draw:polygon draw:style-name="gr36" draw:text-style-name="P2" draw:layer="layout" svg:width="0cm" svg:height="0cm" svg:x="24.091cm" svg:y="1.03cm" svg:viewBox="0 0 0 0" draw:points="0,0">
            <text:p/>
          </draw:polygon>
        </draw:g>
        <draw:frame draw:style-name="gr40" draw:text-style-name="P4" draw:layer="layout" svg:width="3.003cm" svg:height="1.03cm" svg:x="22.86cm" svg:y="0cm">
          <draw:text-box>
            <text:p text:style-name="P3"><text:span text:style-name="T3">RP Web App</text:span></text:p>
          </draw:text-box>
        </draw:frame>
        <draw:g>
          <draw:polygon draw:style-name="gr6" draw:text-style-name="P2" draw:layer="layout" svg:width="0cm" svg:height="0cm" svg:x="29.357cm" svg:y="1.03cm" svg:viewBox="0 0 0 0" draw:points="0,0">
            <text:p/>
          </draw:polygon>
          <draw:polygon draw:style-name="gr36" draw:text-style-name="P2" draw:layer="layout" svg:width="0cm" svg:height="0cm" svg:x="29.357cm" svg:y="1.03cm" svg:viewBox="0 0 0 0" draw:points="0,0">
            <text:p/>
          </draw:polygon>
        </draw:g>
        <draw:frame draw:style-name="gr41" draw:text-style-name="P4" draw:layer="layout" svg:width="2.908cm" svg:height="1.03cm" svg:x="27.826cm" svg:y="0cm">
          <draw:text-box>
            <text:p text:style-name="P3"><text:span text:style-name="T3">FIDO Server</text:span></text:p>
          </draw:text-box>
        </draw:frame>
        <draw:g>
          <draw:polygon draw:style-name="gr6" draw:text-style-name="P2" draw:layer="layout" svg:width="0cm" svg:height="0cm" svg:x="0.788cm" svg:y="1.03cm" svg:viewBox="0 0 0 0" draw:points="0,0">
            <text:p/>
          </draw:polygon>
          <draw:polygon draw:style-name="gr36" draw:text-style-name="P2" draw:layer="layout" svg:width="0cm" svg:height="0cm" svg:x="0.788cm" svg:y="1.03cm" svg:viewBox="0 0 0 0" draw:points="0,0">
            <text:p/>
          </draw:polygon>
        </draw:g>
        <draw:frame draw:style-name="gr42" draw:text-style-name="P4" draw:layer="layout" svg:width="1.371cm" svg:height="1.03cm" svg:x="0.101cm" svg:y="0cm">
          <draw:text-box>
            <text:p text:style-name="P3"><text:span text:style-name="T3">User</text:span></text:p>
          </draw:text-box>
        </draw:frame>
        <draw:line draw:style-name="gr43" draw:text-style-name="P5" draw:layer="layout" svg:x1="0.788cm" svg:y1="2.268cm" svg:x2="16.847cm" svg:y2="2.268cm">
          <text:p/>
        </draw:line>
        <draw:frame draw:style-name="gr44" draw:text-style-name="P6" draw:layer="layout" svg:width="4.001cm" svg:height="0.726cm" svg:x="7.666cm" svg:y="1.6cm">
          <draw:text-box>
            <text:p text:style-name="P3"><text:span text:style-name="T2">1. open URL</text:span></text:p>
          </draw:text-box>
        </draw:frame>
        <draw:line draw:style-name="gr43" draw:text-style-name="P5" draw:layer="layout" svg:x1="16.848cm" svg:y1="2.655cm" svg:x2="24.091cm" svg:y2="2.655cm">
          <text:p/>
        </draw:line>
        <draw:frame draw:style-name="gr44" draw:text-style-name="P6" draw:layer="layout" svg:width="4.589cm" svg:height="0.726cm" svg:x="17.343cm" svg:y="1.986cm">
          <draw:text-box>
            <text:p text:style-name="P3"><text:span text:style-name="T2">2. open https URL</text:span></text:p>
          </draw:text-box>
        </draw:frame>
        <draw:line draw:style-name="gr43" draw:text-style-name="P5" draw:layer="layout" svg:x1="24.045cm" svg:y1="3.055cm" svg:x2="29.311cm" svg:y2="3.055cm">
          <text:p/>
        </draw:line>
        <draw:frame draw:style-name="gr45" draw:text-style-name="P6" draw:layer="layout" svg:width="5.976cm" svg:height="0.86cm" svg:x="23.761cm" svg:y="2.329cm">
          <draw:text-box>
            <text:p text:style-name="P3"><text:span text:style-name="T2">3. trigger UAF auth. request</text:span></text:p>
          </draw:text-box>
        </draw:frame>
        <draw:line draw:style-name="gr46" draw:text-style-name="P5" draw:layer="layout" svg:x1="29.357cm" svg:y1="5.002cm" svg:x2="24.091cm" svg:y2="5.002cm">
          <text:p/>
        </draw:line>
        <draw:frame draw:style-name="gr47" draw:text-style-name="P6" draw:layer="layout" svg:width="3.557cm" svg:height="1.304cm" svg:x="25.184cm" svg:y="4.392cm">
          <draw:text-box>
            <text:p text:style-name="P3"><text:span text:style-name="T2">5. return UAF Auth request</text:span></text:p>
          </draw:text-box>
        </draw:frame>
        <draw:line draw:style-name="gr48" draw:text-style-name="P5" draw:layer="layout" svg:x1="24.046cm" svg:y1="5.656cm" svg:x2="16.803cm" svg:y2="5.656cm">
          <text:p/>
        </draw:line>
        <draw:frame draw:style-name="gr49" draw:text-style-name="P6" draw:layer="layout" svg:width="6cm" svg:height="0.747cm" svg:x="17.462cm" svg:y="4.948cm">
          <draw:text-box>
            <text:p text:style-name="P3"><text:span text:style-name="T2">6. return UAF auth request</text:span></text:p>
          </draw:text-box>
        </draw:frame>
        <draw:line draw:style-name="gr50" draw:text-style-name="P5" draw:layer="layout" svg:x1="16.847cm" svg:y1="6.375cm" svg:x2="12.327cm" svg:y2="6.375cm">
          <text:p/>
        </draw:line>
        <draw:frame draw:style-name="gr51" draw:text-style-name="P9" draw:layer="layout" svg:width="5.834cm" svg:height="1.208cm" svg:x="11.84cm" svg:y="5.114cm">
          <draw:text-box>
            <text:p text:style-name="P8"><text:span text:style-name="T2">7. send UAF Auth request </text:span><text:span text:style-name="T2"><text:line-break/></text:span><text:span text:style-name="T2">+ AppID + TLS binding</text:span></text:p>
          </draw:text-box>
        </draw:frame>
        <draw:polyline draw:style-name="gr43" draw:text-style-name="P5" draw:layer="layout" svg:width="0.71cm" svg:height="0.974cm" svg:x="12.327cm" svg:y="11.268cm" svg:viewBox="0 0 711 975" draw:points="0,0 711,0 711,975 0,975">
          <text:p/>
        </draw:polyline>
        <draw:frame draw:style-name="gr52" draw:text-style-name="P11" draw:layer="layout" svg:width="9.156cm" svg:height="0.872cm" svg:x="3.895cm" svg:y="11.248cm">
          <draw:text-box>
            <text:p text:style-name="P7"><text:span text:style-name="T2">14. select authenticator according to policy</text:span></text:p>
          </draw:text-box>
        </draw:frame>
        <draw:line draw:style-name="gr53" draw:text-style-name="P5" draw:layer="layout" svg:x1="12.327cm" svg:y1="12.552cm" svg:x2="8.07cm" svg:y2="12.552cm">
          <text:p/>
        </draw:line>
        <draw:frame draw:style-name="gr54" draw:text-style-name="P9" draw:layer="layout" svg:width="3.725cm" svg:height="1.333cm" svg:x="8.296cm" svg:y="11.665cm">
          <draw:text-box>
            <text:p text:style-name="P8"><text:span text:style-name="T2">15. Authenticate req.</text:span></text:p>
          </draw:text-box>
        </draw:frame>
        <draw:line draw:style-name="gr55" draw:text-style-name="P5" draw:layer="layout" svg:x1="4.484cm" svg:y1="14.269cm" svg:x2="0.787cm" svg:y2="14.269cm">
          <text:p/>
        </draw:line>
        <draw:frame draw:style-name="gr19" draw:text-style-name="P9" draw:layer="layout" svg:width="3.937cm" svg:height="1.138cm" svg:x="0.889cm" svg:y="13.677cm">
          <draw:text-box>
            <text:p text:style-name="P8"><text:span text:style-name="T2">17. trigger </text:span><text:span text:style-name="T2"><text:line-break/></text:span><text:span text:style-name="T2">user verification</text:span></text:p>
          </draw:text-box>
        </draw:frame>
        <draw:line draw:style-name="gr43" draw:text-style-name="P5" draw:layer="layout" svg:x1="0.788cm" svg:y1="15.414cm" svg:x2="4.485cm" svg:y2="15.414cm">
          <text:p/>
        </draw:line>
        <draw:frame draw:style-name="gr56" draw:text-style-name="P9" draw:layer="layout" svg:width="3.273cm" svg:height="1.544cm" svg:x="0.711cm" svg:y="14.437cm">
          <draw:text-box>
            <text:p text:style-name="P8"><text:span text:style-name="T2">18. verify user</text:span></text:p>
          </draw:text-box>
        </draw:frame>
        <draw:polyline draw:style-name="gr43" draw:text-style-name="P5" draw:layer="layout" svg:width="0.71cm" svg:height="0.783cm" svg:x="4.485cm" svg:y="16.002cm" svg:viewBox="0 0 711 784" draw:points="0,0 711,0 711,784 0,784">
          <text:p/>
        </draw:polyline>
        <draw:line draw:style-name="gr43" draw:text-style-name="P5" draw:layer="layout" svg:x1="4.485cm" svg:y1="17.417cm" svg:x2="8.069cm" svg:y2="17.417cm">
          <text:p/>
        </draw:line>
        <draw:frame draw:style-name="gr57" draw:text-style-name="P6" draw:layer="layout" svg:width="3.1cm" svg:height="1.135cm" svg:x="4.41cm" svg:y="16.881cm">
          <draw:text-box>
            <text:p text:style-name="P3"><text:span text:style-name="T2">20. return </text:span><text:span text:style-name="T2"><text:line-break/></text:span><text:span text:style-name="T2">SignData</text:span></text:p>
          </draw:text-box>
        </draw:frame>
        <draw:line draw:style-name="gr43" draw:text-style-name="P5" draw:layer="layout" svg:x1="12.327cm" svg:y1="18.791cm" svg:x2="16.847cm" svg:y2="18.791cm">
          <text:p/>
        </draw:line>
        <draw:frame draw:style-name="gr58" draw:text-style-name="P6" draw:layer="layout" svg:width="5.421cm" svg:height="1.931cm" svg:x="11.597cm" svg:y="17.683cm">
          <draw:text-box>
            <text:p text:style-name="P3"><text:span text:style-name="T2">22. return UAF </text:span><text:span text:style-name="T2"><text:line-break/></text:span><text:span text:style-name="T2">Auth. response</text:span><text:span text:style-name="T2"><text:line-break/></text:span><text:span text:style-name="T2">(contains SignData)</text:span></text:p>
          </draw:text-box>
        </draw:frame>
        <draw:line draw:style-name="gr43" draw:text-style-name="P5" draw:layer="layout" svg:x1="16.848cm" svg:y1="19.592cm" svg:x2="24.091cm" svg:y2="19.592cm">
          <text:p/>
        </draw:line>
        <draw:frame draw:style-name="gr59" draw:text-style-name="P6" draw:layer="layout" svg:width="6.751cm" svg:height="1.794cm" svg:x="16.363cm" svg:y="18.696cm">
          <draw:text-box>
            <text:p text:style-name="P3"><text:span text:style-name="T2">23. return UAF auth. response </text:span><text:span text:style-name="T2"><text:line-break/></text:span><text:span text:style-name="T2">(contains SignData)</text:span></text:p>
          </draw:text-box>
        </draw:frame>
        <draw:line draw:style-name="gr43" draw:text-style-name="P5" draw:layer="layout" svg:x1="24.091cm" svg:y1="20.279cm" svg:x2="29.356cm" svg:y2="20.279cm">
          <text:p/>
        </draw:line>
        <draw:frame draw:style-name="gr60" draw:text-style-name="P9" draw:layer="layout" svg:width="4.238cm" svg:height="2.171cm" svg:x="23.904cm" svg:y="19.194cm">
          <draw:text-box>
            <text:p text:style-name="P8"><text:span text:style-name="T2">24. send UAF </text:span><text:span text:style-name="T2"><text:line-break/></text:span><text:span text:style-name="T2">auth. response</text:span></text:p>
          </draw:text-box>
        </draw:frame>
        <draw:polyline draw:style-name="gr43" draw:text-style-name="P5" draw:layer="layout" svg:width="0.71cm" svg:height="0.864cm" svg:x="29.357cm" svg:y="20.701cm" svg:viewBox="0 0 711 865" draw:points="0,0 711,0 711,865 0,865">
          <text:p/>
        </draw:polyline>
        <draw:frame draw:style-name="gr44" draw:text-style-name="P11" draw:layer="layout" svg:width="1.998cm" svg:height="0.726cm" svg:x="28.099cm" svg:y="20.723cm">
          <draw:text-box>
            <text:p text:style-name="P7"><text:span text:style-name="T2">25. verify</text:span></text:p>
          </draw:text-box>
        </draw:frame>
        <draw:line draw:style-name="gr61" draw:text-style-name="P5" draw:layer="layout" svg:x1="29.356cm" svg:y1="22.253cm" svg:x2="24.091cm" svg:y2="22.253cm">
          <text:p/>
        </draw:line>
        <draw:frame draw:style-name="gr62" draw:text-style-name="P6" draw:layer="layout" svg:width="4.411cm" svg:height="1.529cm" svg:x="24.331cm" svg:y="21.49cm">
          <draw:text-box>
            <text:p text:style-name="P3"><text:span text:style-name="T2">26. send verification </text:span><text:span text:style-name="T2"><text:line-break/></text:span><text:span text:style-name="T2">result</text:span></text:p>
          </draw:text-box>
        </draw:frame>
        <draw:line draw:style-name="gr63" draw:text-style-name="P5" draw:layer="layout" svg:x1="24.091cm" svg:y1="22.94cm" svg:x2="16.848cm" svg:y2="22.94cm">
          <text:p/>
        </draw:line>
        <draw:frame draw:style-name="gr64" draw:text-style-name="P9" draw:layer="layout" svg:width="6.47cm" svg:height="1.689cm" svg:x="17.576cm" svg:y="22.086cm">
          <draw:text-box>
            <text:p text:style-name="P8"><text:span text:style-name="T2">27. send protected data </text:span><text:span text:style-name="T2"><text:line-break/></text:span><text:span text:style-name="T2">+ session binding</text:span></text:p>
          </draw:text-box>
        </draw:frame>
        <draw:g>
          <draw:polygon draw:style-name="gr6" draw:text-style-name="P2" draw:layer="layout" svg:width="0cm" svg:height="0cm" svg:x="8.07cm" svg:y="1.03cm" svg:viewBox="0 0 0 0" draw:points="0,0">
            <text:p/>
          </draw:polygon>
          <draw:polygon draw:style-name="gr36" draw:text-style-name="P2" draw:layer="layout" svg:width="0cm" svg:height="0cm" svg:x="8.07cm" svg:y="1.03cm" svg:viewBox="0 0 0 0" draw:points="0,0">
            <text:p/>
          </draw:polygon>
        </draw:g>
        <draw:frame draw:style-name="gr42" draw:text-style-name="P4" draw:layer="layout" svg:width="1.371cm" svg:height="1.03cm" svg:x="7.4cm" svg:y="0cm">
          <draw:text-box>
            <text:p text:style-name="P3"><text:span text:style-name="T3">ASM</text:span></text:p>
          </draw:text-box>
        </draw:frame>
        <draw:line draw:style-name="gr65" draw:text-style-name="P5" draw:layer="layout" svg:x1="8.068cm" svg:y1="13.468cm" svg:x2="4.484cm" svg:y2="13.468cm">
          <text:p/>
        </draw:line>
        <draw:frame draw:style-name="gr62" draw:text-style-name="P6" draw:layer="layout" svg:width="5.507cm" svg:height="1.529cm" svg:x="3.288cm" svg:y="12.19cm">
          <draw:text-box>
            <text:p text:style-name="P3"><text:span text:style-name="T2">16. Sign cmd</text:span><text:span text:style-name="T2"><text:line-break/></text:span><text:span text:style-name="T2">(incl. KHAccessToken)</text:span></text:p>
          </draw:text-box>
        </draw:frame>
        <draw:line draw:style-name="gr43" draw:text-style-name="P5" draw:layer="layout" svg:x1="8.07cm" svg:y1="17.875cm" svg:x2="12.326cm" svg:y2="17.875cm">
          <text:p/>
        </draw:line>
        <draw:frame draw:style-name="gr66" draw:text-style-name="P6" draw:layer="layout" svg:width="3.525cm" svg:height="1.127cm" svg:x="8.463cm" svg:y="17.264cm">
          <draw:text-box>
            <text:p text:style-name="P3"><text:span text:style-name="T2">21. return Authenticate resp.</text:span></text:p>
          </draw:text-box>
        </draw:frame>
        <draw:line draw:style-name="gr43" draw:text-style-name="P5" draw:layer="layout" svg:x1="12.379cm" svg:y1="7.339cm" svg:x2="21.342cm" svg:y2="7.339cm">
          <text:p/>
        </draw:line>
        <draw:frame draw:style-name="gr44" draw:text-style-name="P6" draw:layer="layout" svg:width="8.712cm" svg:height="0.726cm" svg:x="12.192cm" svg:y="6.621cm">
          <draw:text-box>
            <text:p text:style-name="P3"><text:span text:style-name="T2">8. retrieve FacetID list identified by AppID (URI)</text:span></text:p>
          </draw:text-box>
        </draw:frame>
        <draw:g>
          <draw:polygon draw:style-name="gr6" draw:text-style-name="P2" draw:layer="layout" svg:width="0cm" svg:height="0cm" svg:x="21.29cm" svg:y="1.03cm" svg:viewBox="0 0 0 0" draw:points="0,0">
            <text:p/>
          </draw:polygon>
          <draw:polygon draw:style-name="gr36" draw:text-style-name="P2" draw:layer="layout" svg:width="0cm" svg:height="0cm" svg:x="21.29cm" svg:y="1.03cm" svg:viewBox="0 0 0 0" draw:points="0,0">
            <text:p/>
          </draw:polygon>
        </draw:g>
        <draw:line draw:style-name="sequence_20_line" draw:layer="layout" svg:x1="21.29cm" svg:y1="0.895cm" svg:x2="21.29cm" svg:y2="11.494cm">
          <text:p/>
        </draw:line>
        <draw:frame draw:style-name="gr67" draw:text-style-name="P4" draw:layer="layout" svg:width="3.45cm" svg:height="1.03cm" svg:x="19.156cm" svg:y="0cm">
          <draw:text-box>
            <text:p text:style-name="P3"><text:span text:style-name="T3">RP Web Server</text:span></text:p>
          </draw:text-box>
        </draw:frame>
        <draw:line draw:style-name="gr68" draw:text-style-name="P5" draw:layer="layout" svg:x1="21.29cm" svg:y1="7.992cm" svg:x2="12.327cm" svg:y2="7.992cm">
          <text:p/>
        </draw:line>
        <draw:frame draw:style-name="gr66" draw:text-style-name="P6" draw:layer="layout" svg:width="5.477cm" svg:height="1.127cm" svg:x="11.697cm" svg:y="7.194cm">
          <draw:text-box>
            <text:p text:style-name="P3"><text:span text:style-name="T2">9. return FacetID list</text:span></text:p>
          </draw:text-box>
        </draw:frame>
        <draw:frame draw:style-name="gr44" draw:text-style-name="P13" draw:layer="layout" svg:width="9.96cm" svg:height="0.726cm" svg:x="5.207cm" svg:y="16.009cm">
          <draw:text-box>
            <text:p text:style-name="P12"><text:span text:style-name="T2">19. unlock Uauth and compute authentication result</text:span></text:p>
          </draw:text-box>
        </draw:frame>
        <draw:polyline draw:style-name="gr43" draw:text-style-name="P5" draw:layer="layout" svg:width="0.71cm" svg:height="0.969cm" svg:x="29.365cm" svg:y="3.483cm" svg:viewBox="0 0 711 970" draw:points="0,0 711,0 711,970 0,970">
          <text:p/>
        </draw:polyline>
        <draw:frame draw:style-name="gr69" draw:text-style-name="P10" draw:layer="layout" svg:width="5.136cm" svg:height="1.166cm" svg:x="24.898cm" svg:y="3.37cm">
          <draw:text-box>
            <text:p text:style-name="P7"><text:span text:style-name="T2">4. generate auth. request</text:span></text:p>
          </draw:text-box>
        </draw:frame>
        <draw:line draw:style-name="gr20" draw:text-style-name="P5" draw:layer="layout" svg:x1="12.319cm" svg:y1="8.698cm" svg:x2="8.128cm" svg:y2="8.698cm">
          <text:p/>
        </draw:line>
        <draw:frame draw:style-name="gr21" draw:text-style-name="P9" draw:layer="layout" svg:width="4.649cm" svg:height="0.889cm" svg:x="7.518cm" svg:y="7.928cm">
          <draw:text-box>
            <text:p text:style-name="P8"><text:span text:style-name="T2">10. GetInfo req.</text:span></text:p>
          </draw:text-box>
        </draw:frame>
        <draw:line draw:style-name="gr30" draw:text-style-name="P5" draw:layer="layout" svg:x1="8.072cm" svg:y1="9.198cm" svg:x2="4.445cm" svg:y2="9.198cm">
          <text:p/>
        </draw:line>
        <draw:frame draw:style-name="gr31" draw:text-style-name="P9" draw:layer="layout" svg:width="5.351cm" svg:height="0.788cm" svg:x="3.277cm" svg:y="8.633cm">
          <draw:text-box>
            <text:p text:style-name="P8"><text:span text:style-name="T2">11. GetInfo cmd</text:span></text:p>
          </draw:text-box>
        </draw:frame>
        <draw:line draw:style-name="gr9" draw:text-style-name="P5" draw:layer="layout" svg:x1="4.445cm" svg:y1="9.998cm" svg:x2="8.059cm" svg:y2="9.998cm">
          <text:p/>
        </draw:line>
        <draw:frame draw:style-name="gr31" draw:text-style-name="P9" draw:layer="layout" svg:width="5.351cm" svg:height="0.788cm" svg:x="3.278cm" svg:y="9.433cm">
          <draw:text-box>
            <text:p text:style-name="P8"><text:span text:style-name="T2">12. GetInfo resp.</text:span></text:p>
          </draw:text-box>
        </draw:frame>
        <draw:line draw:style-name="gr9" draw:text-style-name="P5" draw:layer="layout" svg:x1="8.128cm" svg:y1="10.498cm" svg:x2="12.319cm" svg:y2="10.498cm">
          <text:p/>
        </draw:line>
        <draw:frame draw:style-name="gr21" draw:text-style-name="P9" draw:layer="layout" svg:width="4.649cm" svg:height="0.889cm" svg:x="7.619cm" svg:y="9.829cm">
          <draw:text-box>
            <text:p text:style-name="P8"><text:span text:style-name="T2">13. GetInfo resp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_20_1" draw:display-name="Hatch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5f_10" draw:display-name="Dash_10" draw:style="rect" draw:dots1="1" draw:dots1-length="600%" draw:dots2="1" draw:dots2-length="600%" draw:distance="300%"/>
    <draw:stroke-dash draw:name="Dash_5f_11" draw:display-name="Dash_11" draw:style="rect" draw:dots1="1" draw:dots1-length="600%" draw:dots2="1" draw:dots2-length="600%" draw:distance="300%"/>
    <draw:stroke-dash draw:name="Dash_5f_12" draw:display-name="Dash_12" draw:style="rect" draw:dots1="1" draw:dots1-length="600%" draw:dots2="1" draw:dots2-length="600%" draw:distance="300%"/>
    <draw:stroke-dash draw:name="Dash_5f_13" draw:display-name="Dash_13" draw:style="rect" draw:dots1="1" draw:dots1-length="600%" draw:dots2="1" draw:dots2-length="600%" draw:distance="300%"/>
    <draw:stroke-dash draw:name="Dash_5f_14" draw:display-name="Dash_14" draw:style="rect" draw:dots1="1" draw:dots1-length="600%" draw:dots2="1" draw:dots2-length="600%" draw:distance="300%"/>
    <draw:stroke-dash draw:name="Dash_5f_15" draw:display-name="Dash_15" draw:style="rect" draw:dots1="1" draw:dots1-length="600%" draw:dots2="1" draw:dots2-length="600%" draw:distance="300%"/>
    <draw:stroke-dash draw:name="Dash_5f_16" draw:display-name="Dash_16" draw:style="rect" draw:dots1="1" draw:dots1-length="600%" draw:dots2="1" draw:dots2-length="600%" draw:distance="300%"/>
    <draw:stroke-dash draw:name="Dash_5f_17" draw:display-name="Dash_17" draw:style="rect" draw:dots1="1" draw:dots1-length="600%" draw:dots2="1" draw:dots2-length="600%" draw:distance="300%"/>
    <draw:stroke-dash draw:name="Dash_5f_18" draw:display-name="Dash_18" draw:style="rect" draw:dots1="1" draw:dots1-length="600%" draw:dots2="1" draw:dots2-length="600%" draw:distance="300%"/>
    <draw:stroke-dash draw:name="Dash_5f_7" draw:display-name="Dash_7" draw:style="rect" draw:dots1="1" draw:dots1-length="600%" draw:dots2="1" draw:dots2-length="600%" draw:distance="300%"/>
    <draw:stroke-dash draw:name="Dash_5f_8" draw:display-name="Dash_8" draw:style="rect" draw:dots1="1" draw:dots1-length="600%" draw:dots2="1" draw:dots2-length="600%" draw:distance="300%"/>
    <draw:stroke-dash draw:name="Dash_5f_9" draw:display-name="Dash_9" draw:style="rect" draw:dots1="1" draw:dots1-length="600%" draw:dots2="1" draw:dots2-length="600%" draw:distance="300%"/>
    <draw:stroke-dash draw:name="sequence_20_line_20_dash" draw:display-name="sequence line dash" draw:style="rect" draw:dots1="1" draw:dots1-length="0.254cm" draw:distance="0.076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equence_20_box" style:display-name="sequence box" style:family="graphic" style:parent-style-name="standard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336699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true" draw:fit-to-size="false" draw:fit-to-contour="false" fo:max-height="0cm" fo:max-width="0cm" fo:min-height="0.618cm" fo:min-width="0cm" fo:padding-top="0.141cm" fo:padding-bottom="0.141cm" fo:padding-left="0.141cm" fo:padding-right="0.14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equence_20_box" style:display-name="sequence box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Calibri" style:font-style-name="Bold" style:font-family-generic="swiss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equence_20_line" style:display-name="sequence line" style:family="graphic" style:parent-style-name="standard">
      <style:graphic-properties draw:stroke="dash" draw:stroke-dash="sequence_20_line_20_dash" svg:stroke-width="0.026cm" svg:stroke-color="#0066cc" svg:stroke-opacity="100%" draw:stroke-linejoin="round" draw:fill="none" draw:fill-gradient-name="Gradient_20_7" draw:fill-hatch-name="Hatch_20_1" draw:fill-image-name="Bitmape_20_1" fo:padding-top="0.138cm" fo:padding-bottom="0.138cm" fo:padding-left="0.263cm" fo:padding-right="0.263cm"/>
    </style:style>
    <style:style style:name="sequence_20_text" style:display-name="sequence text" style:family="graphic" style:parent-style-name="standard">
      <style:graphic-properties draw:stroke="none" svg:stroke-color="#000000" draw:fill="solid" draw:fill-color="#ffffff" draw:fill-image-width="0cm" draw:fill-image-height="0cm" draw:textarea-vertical-align="middle" fo:min-height="0.424cm" fo:padding-top="0.141cm" fo:padding-bottom="0.141cm" fo:padding-left="0.141cm" fo:padding-right="0.141cm"/>
    </style:style>
  </office:styles>
  <office:automatic-styles>
    <style:page-layout style:name="PM0">
      <style:page-layout-properties fo:margin-top="0cm" fo:margin-bottom="0cm" fo:margin-left="0cm" fo:margin-right="0cm" fo:page-width="30.734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11-04T14:00:23.23</dc:date>
    <meta:generator>OpenOffice/4.1.2$Win32 OpenOffice.org_project/412m3$Build-9782</meta:generator>
    <meta:editing-duration>PT9H6M8S</meta:editing-duration>
    <meta:editing-cycles>42</meta:editing-cycles>
    <dc:creator>Rolf Lindemann</dc:creator>
    <meta:document-statistic meta:object-count="198"/>
  </office:meta>
</office:document-meta>
</file>